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8E16378EBB80FFFE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7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design Patterns</text:span></text:p>
          </draw:text-box>
        </draw:frame>
        <draw:frame draw:style-name="gr3" draw:text-style-name="P3" draw:layer="layout" svg:width="13.352cm" svg:height="10.378cm" svg:x="6.872cm" svg:y="2.067cm">
          <draw:image xlink:href="Pictures/10000001000002000000018E16378EBB80FFFE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16T20:10:48.919016512</dc:date>
    <meta:editing-duration>PT10H33M42S</meta:editing-duration>
    <meta:editing-cycles>239</meta:editing-cycles>
    <meta:generator>LibreOffice/7.3.7.2$Linux_X86_64 LibreOffice_project/30$Build-2</meta:generator>
    <meta:document-statistic meta:object-count="26"/>
  </office:meta>
</office:document-meta>
</file>